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 office:value-type="string">
            <text:p>So that was the former chief of the Seraphia
research institute?</text:p>
          </table:table-cell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 office:value-type="string">
            <text:p>I sure hope I never have to fight against
someone like that ever again...</text:p>
          </table:table-cell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 office:value-type="string">
            <text:p>I'm alive! I'm aliiive!!</text:p>
          </table:table-cell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 office:value-type="string">
            <text:p>It seems as though the area was full of
soldiers from the castle. I wonder what they
were doing here?</text:p>
          </table:table-cell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